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438d" officeooo:paragraph-rsid="0001438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1438d" officeooo:paragraph-rsid="0001438d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</text:p>
      <text:p text:style-name="P2">=======================================================================</text:p>
      <text:p text:style-name="P2">Assignment : SEQUNTIAL FILE OPERATIONS IN C++</text:p>
      <text:p text:style-name="P2">Name : Gaurav Ghati</text:p>
      <text:p text:style-name="P2">class : SE 10</text:p>
      <text:p text:style-name="P2">Batch : F 10</text:p>
      <text:p text:style-name="P2"/>
      <text:p text:style-name="P2">Problem Statement :</text:p>
      <text:p text:style-name="P2">Write a program in C++ to implement sequential file for students' database and</text:p>
      <text:p text:style-name="P2">perform following operations on it</text:p>
      <text:p text:style-name="P2">1) Create</text:p>
      <text:p text:style-name="P2">2) Display</text:p>
      <text:p text:style-name="P2">3) Add</text:p>
      <text:p text:style-name="P2">4) Delete</text:p>
      <text:p text:style-name="P2">5) Modify</text:p>
      <text:p text:style-name="P2">=======================================================================</text:p>
      <text:p text:style-name="P2">*/</text:p>
      <text:p text:style-name="P2"/>
      <text:p text:style-name="P2">#include&lt;iostream&gt;</text:p>
      <text:p text:style-name="P2">#include&lt;fstream&gt;</text:p>
      <text:p text:style-name="P2">using namespace std;</text:p>
      <text:p text:style-name="P2">class student</text:p>
      <text:p text:style-name="P2">{</text:p>
      <text:p text:style-name="P2"><text:tab/>char name[30];</text:p>
      <text:p text:style-name="P2"><text:tab/>int roll;</text:p>
      <text:p text:style-name="P2"><text:tab/>int age;</text:p>
      <text:p text:style-name="P2"><text:tab/>float per;</text:p>
      <text:p text:style-name="P2">public:</text:p>
      <text:p text:style-name="P2"><text:tab/>student()</text:p>
      <text:p text:style-name="P2"><text:tab/>{</text:p>
      <text:p text:style-name="P2"><text:tab/><text:tab/>roll=0;</text:p>
      <text:p text:style-name="P2"><text:tab/><text:tab/>age=0;</text:p>
      <text:p text:style-name="P2"><text:tab/><text:tab/>per=0.0;</text:p>
      <text:p text:style-name="P2"><text:tab/>}</text:p>
      <text:p text:style-name="P2"><text:tab/>void create(int);</text:p>
      <text:p text:style-name="P2"><text:tab/>void display();</text:p>
      <text:p text:style-name="P2"><text:tab/>void insert(int);</text:p>
      <text:p text:style-name="P2"><text:tab/>int Delete();</text:p>
      <text:p text:style-name="P2"><text:tab/>int modify();</text:p>
      <text:p text:style-name="P2">};</text:p>
      <text:p text:style-name="P2"/>
      <text:p text:style-name="P2">void student::create(int n)</text:p>
      <text:p text:style-name="P2">{</text:p>
      <text:p text:style-name="P2"><text:tab/>student temp;</text:p>
      <text:p text:style-name="P2"><text:tab/>ofstream fout;</text:p>
      <text:p text:style-name="P2"><text:tab/>fout.open("Database.txt");</text:p>
      <text:p text:style-name="P2"><text:tab/>for(int i=1;i&lt;=n;i++)</text:p>
      <text:p text:style-name="P2"><text:tab/>{</text:p>
      <text:p text:style-name="P2"><text:tab/><text:tab/>cout&lt;&lt;"Enter Name\n";</text:p>
      <text:p text:style-name="P2"><text:tab/><text:tab/>cin&gt;&gt;temp.name;</text:p>
      <text:p text:style-name="P2"><text:tab/><text:tab/>cout&lt;&lt;"Enter Roll No\n";</text:p>
      <text:p text:style-name="P2"><text:tab/><text:tab/>cin&gt;&gt;temp.roll;</text:p>
      <text:p text:style-name="P2"><text:soft-page-break/><text:tab/><text:tab/>cout&lt;&lt;"Enter Age\n";</text:p>
      <text:p text:style-name="P2"><text:tab/><text:tab/>cin&gt;&gt;temp.age;</text:p>
      <text:p text:style-name="P2"><text:tab/><text:tab/>cout&lt;&lt;"Enter Percentage\n";</text:p>
      <text:p text:style-name="P2"><text:tab/><text:tab/>cin&gt;&gt;temp.per;</text:p>
      <text:p text:style-name="P2"><text:tab/><text:tab/>fout.write((char*)&amp;temp,sizeof(temp));</text:p>
      <text:p text:style-name="P2"><text:tab/>}</text:p>
      <text:p text:style-name="P2"><text:tab/>fout.close();</text:p>
      <text:p text:style-name="P2">}</text:p>
      <text:p text:style-name="P2"/>
      <text:p text:style-name="P2">void student::display()</text:p>
      <text:p text:style-name="P2">{</text:p>
      <text:p text:style-name="P2"><text:tab/>student temp;</text:p>
      <text:p text:style-name="P2"><text:tab/>ifstream fin;</text:p>
      <text:p text:style-name="P2"><text:tab/>fin.open("Database.txt");</text:p>
      <text:p text:style-name="P2"><text:tab/>cout&lt;&lt;"Roll No\tName\tAge\tPercentage\n";</text:p>
      <text:p text:style-name="P2"><text:tab/>while(fin.read((char*)&amp;temp,sizeof(temp)))</text:p>
      <text:p text:style-name="P2"><text:tab/>{</text:p>
      <text:p text:style-name="P2"><text:tab/><text:tab/>cout&lt;&lt;temp.roll&lt;&lt;"\t"&lt;&lt;temp.name&lt;&lt;"\t"&lt;&lt;temp.age&lt;&lt;"\t"&lt;&lt;temp.per&lt;&lt;"\n";</text:p>
      <text:p text:style-name="P2"><text:tab/>}</text:p>
      <text:p text:style-name="P2"><text:tab/>fin.close();</text:p>
      <text:p text:style-name="P2">}</text:p>
      <text:p text:style-name="P2"/>
      <text:p text:style-name="P2">void student::insert(int n)</text:p>
      <text:p text:style-name="P2">{</text:p>
      <text:p text:style-name="P2"><text:tab/>student temp;</text:p>
      <text:p text:style-name="P2"><text:tab/>ofstream fout;</text:p>
      <text:p text:style-name="P2"><text:tab/>fout.open("Database.txt",ios::app);</text:p>
      <text:p text:style-name="P2"><text:tab/>for(int i=1;i&lt;=n;i++)</text:p>
      <text:p text:style-name="P2"><text:tab/>{</text:p>
      <text:p text:style-name="P2"><text:tab/><text:tab/>cout&lt;&lt;"Enter Name\n";</text:p>
      <text:p text:style-name="P2"><text:tab/><text:tab/>cin&gt;&gt;temp.name;</text:p>
      <text:p text:style-name="P2"><text:tab/><text:tab/>cout&lt;&lt;"Enter Roll No\n";</text:p>
      <text:p text:style-name="P2"><text:tab/><text:tab/>cin&gt;&gt;temp.roll;</text:p>
      <text:p text:style-name="P2"><text:tab/><text:tab/>cout&lt;&lt;"Enter Age\n";</text:p>
      <text:p text:style-name="P2"><text:tab/><text:tab/>cin&gt;&gt;temp.age;</text:p>
      <text:p text:style-name="P2"><text:tab/><text:tab/>cout&lt;&lt;"Enter Percentage\n";</text:p>
      <text:p text:style-name="P2"><text:tab/><text:tab/>cin&gt;&gt;temp.per;</text:p>
      <text:p text:style-name="P2"><text:tab/><text:tab/>fout.write((char*)&amp;temp,sizeof(temp));</text:p>
      <text:p text:style-name="P2"><text:tab/>}</text:p>
      <text:p text:style-name="P2"><text:tab/>fout.close();</text:p>
      <text:p text:style-name="P2">}</text:p>
      <text:p text:style-name="P2">int student::Delete()</text:p>
      <text:p text:style-name="P2">{</text:p>
      <text:p text:style-name="P2"><text:tab/>ifstream fin;</text:p>
      <text:p text:style-name="P2"><text:tab/>ofstream fout;</text:p>
      <text:p text:style-name="P2"><text:tab/>int roll,flag=0;</text:p>
      <text:p text:style-name="P2"><text:tab/>cout&lt;&lt;"\nEnter Roll No to delete\n";</text:p>
      <text:p text:style-name="P2"><text:tab/>cin&gt;&gt;roll;</text:p>
      <text:p text:style-name="P2"><text:tab/>student temp;</text:p>
      <text:p text:style-name="P2"><text:tab/>fin.open("Database.txt");</text:p>
      <text:p text:style-name="P2"><text:tab/>fout.open("Database1.txt");</text:p>
      <text:p text:style-name="P2"><text:tab/>while(fin.read((char*)&amp;temp,sizeof(temp)))</text:p>
      <text:p text:style-name="P2"><text:soft-page-break/><text:tab/>{</text:p>
      <text:p text:style-name="P2"><text:tab/><text:tab/>if(roll==temp.roll)</text:p>
      <text:p text:style-name="P2"><text:tab/><text:tab/>{</text:p>
      <text:p text:style-name="P2"><text:tab/><text:tab/><text:tab/>flag=1;</text:p>
      <text:p text:style-name="P2"><text:tab/><text:tab/><text:tab/>continu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fout.write((char*)&amp;temp,sizeof(temp));</text:p>
      <text:p text:style-name="P2"><text:tab/><text:tab/>}</text:p>
      <text:p text:style-name="P2"><text:tab/>}</text:p>
      <text:p text:style-name="P2"><text:tab/>fin.close();</text:p>
      <text:p text:style-name="P2"><text:tab/>remove("Database.txt");</text:p>
      <text:p text:style-name="P2"><text:tab/>rename("Database1.txt","Database.txt");</text:p>
      <text:p text:style-name="P2"><text:tab/>fout.close();</text:p>
      <text:p text:style-name="P2"><text:tab/>return flag;</text:p>
      <text:p text:style-name="P2">}</text:p>
      <text:p text:style-name="P2"/>
      <text:p text:style-name="P2">int student::modify()</text:p>
      <text:p text:style-name="P2">{</text:p>
      <text:p text:style-name="P2"><text:tab/>ifstream fin;</text:p>
      <text:p text:style-name="P2"><text:tab/>ofstream fout;</text:p>
      <text:p text:style-name="P2"><text:tab/>int roll,x,flag=0;</text:p>
      <text:p text:style-name="P2"><text:tab/>cout&lt;&lt;"\nEnter Roll No to modify\n";</text:p>
      <text:p text:style-name="P2"><text:tab/>cin&gt;&gt;roll;</text:p>
      <text:p text:style-name="P2"><text:tab/>student temp;</text:p>
      <text:p text:style-name="P2"><text:tab/>fin.open("Database.txt");</text:p>
      <text:p text:style-name="P2"><text:tab/>fout.open("Database1.txt");</text:p>
      <text:p text:style-name="P2"><text:tab/>while(fin.read((char*)&amp;temp,sizeof(temp)))</text:p>
      <text:p text:style-name="P2"><text:tab/>{</text:p>
      <text:p text:style-name="P2"><text:tab/><text:tab/>if(roll==temp.roll)</text:p>
      <text:p text:style-name="P2"><text:tab/><text:tab/>{<text:tab/></text:p>
      <text:p text:style-name="P2"><text:tab/><text:tab/><text:tab/>flag=1;</text:p>
      <text:p text:style-name="P2"><text:tab/><text:tab/><text:tab/>do</text:p>
      <text:p text:style-name="P2"><text:tab/><text:tab/><text:tab/>{</text:p>
      <text:p text:style-name="P2"><text:tab/><text:tab/><text:tab/><text:tab/>cout&lt;&lt;"\nModify\n1.Name\n2.Age\n3.Percentage\n4.End\n";</text:p>
      <text:p text:style-name="P2"><text:tab/><text:tab/><text:tab/><text:tab/>cin&gt;&gt;x;</text:p>
      <text:p text:style-name="P2"><text:tab/><text:tab/><text:tab/><text:tab/>switch(x)</text:p>
      <text:p text:style-name="P2"><text:tab/><text:tab/><text:tab/><text:tab/>{</text:p>
      <text:p text:style-name="P2"><text:tab/><text:tab/><text:tab/><text:tab/><text:tab/>case 1:</text:p>
      <text:p text:style-name="P2"><text:tab/><text:tab/><text:tab/><text:tab/><text:tab/>cout&lt;&lt;"\nEnter new Name\n";</text:p>
      <text:p text:style-name="P2"><text:tab/><text:tab/><text:tab/><text:tab/><text:tab/>cin&gt;&gt;temp.name;</text:p>
      <text:p text:style-name="P2"><text:tab/><text:tab/><text:tab/><text:tab/><text:tab/>break;</text:p>
      <text:p text:style-name="P2"><text:tab/><text:tab/><text:tab/><text:tab/><text:tab/>case 2:</text:p>
      <text:p text:style-name="P2"><text:tab/><text:tab/><text:tab/><text:tab/><text:tab/>cout&lt;&lt;"\nEnter new Age\n";</text:p>
      <text:p text:style-name="P2"><text:tab/><text:tab/><text:tab/><text:tab/><text:tab/>cin&gt;&gt;temp.age;</text:p>
      <text:p text:style-name="P2"><text:tab/><text:tab/><text:tab/><text:tab/><text:tab/>break;</text:p>
      <text:p text:style-name="P2"><text:tab/><text:tab/><text:tab/><text:tab/><text:tab/>case 3:</text:p>
      <text:p text:style-name="P2"><text:tab/><text:tab/><text:tab/><text:tab/><text:tab/>cout&lt;&lt;"\nEnter new Percentage\n";</text:p>
      <text:p text:style-name="P2"><text:tab/><text:tab/><text:tab/><text:tab/><text:tab/>cin&gt;&gt;temp.per;</text:p>
      <text:p text:style-name="P2"><text:tab/><text:tab/><text:tab/><text:tab/><text:tab/>break;</text:p>
      <text:p text:style-name="P2"><text:tab/><text:tab/><text:tab/><text:tab/><text:tab/>case 4:</text:p>
      <text:p text:style-name="P2"><text:soft-page-break/><text:tab/><text:tab/><text:tab/><text:tab/><text:tab/>break;</text:p>
      <text:p text:style-name="P2"><text:tab/><text:tab/><text:tab/><text:tab/><text:tab/>default:</text:p>
      <text:p text:style-name="P2"><text:tab/><text:tab/><text:tab/><text:tab/><text:tab/>cout&lt;&lt;"\nWrong value entered\n";</text:p>
      <text:p text:style-name="P2"><text:tab/><text:tab/><text:tab/><text:tab/>}</text:p>
      <text:p text:style-name="P2"><text:tab/><text:tab/><text:tab/>}while(x!=4);</text:p>
      <text:p text:style-name="P2"><text:tab/><text:tab/><text:tab/>fout.write((char*)&amp;temp,sizeof(temp)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fout.write((char*)&amp;temp,sizeof(temp));</text:p>
      <text:p text:style-name="P2"><text:tab/><text:tab/>}</text:p>
      <text:p text:style-name="P2"><text:tab/>}</text:p>
      <text:p text:style-name="P2"><text:tab/>fin.close();</text:p>
      <text:p text:style-name="P2"><text:tab/>remove("Database.txt");</text:p>
      <text:p text:style-name="P2"><text:tab/>rename("Database1.txt","Database.txt");</text:p>
      <text:p text:style-name="P2"><text:tab/>fout.close();</text:p>
      <text:p text:style-name="P2"><text:tab/>return flag;</text:p>
      <text:p text:style-name="P2">}</text:p>
      <text:p text:style-name="P2"/>
      <text:p text:style-name="P2">int main()</text:p>
      <text:p text:style-name="P2">{</text:p>
      <text:p text:style-name="P2"><text:tab/>int n,ch,x,z=0;</text:p>
      <text:p text:style-name="P2"><text:tab/>student obj;</text:p>
      <text:p text:style-name="P2"><text:tab/>cout&lt;&lt;"\nEnter how many records you want to enter\n";</text:p>
      <text:p text:style-name="P2"><text:tab/>cin&gt;&gt;n;</text:p>
      <text:p text:style-name="P2"><text:tab/>do</text:p>
      <text:p text:style-name="P2"><text:tab/>{</text:p>
      <text:p text:style-name="P2"><text:tab/><text:tab/>cout&lt;&lt;"\nEnter\n1.Create\n2.Display\n3.Add\n4.Delete\n5.Modify\n6.End\n";</text:p>
      <text:p text:style-name="P2"><text:tab/><text:tab/>cin&gt;&gt;ch;</text:p>
      <text:p text:style-name="P2"><text:tab/><text:tab/>switch(ch)</text:p>
      <text:p text:style-name="P2"><text:tab/><text:tab/>{</text:p>
      <text:p text:style-name="P2"><text:tab/><text:tab/><text:tab/>case 1:</text:p>
      <text:p text:style-name="P2"><text:tab/><text:tab/><text:tab/>obj.create(n);</text:p>
      <text:p text:style-name="P2"><text:tab/><text:tab/><text:tab/>break;</text:p>
      <text:p text:style-name="P2"><text:tab/><text:tab/><text:tab/>case 2:</text:p>
      <text:p text:style-name="P2"><text:tab/><text:tab/><text:tab/>obj.display();</text:p>
      <text:p text:style-name="P2"><text:tab/><text:tab/><text:tab/>break;</text:p>
      <text:p text:style-name="P2"><text:tab/><text:tab/><text:tab/>case 3:</text:p>
      <text:p text:style-name="P2"><text:tab/><text:tab/><text:tab/>cout&lt;&lt;"\nEnter how many records you want to Add\n";</text:p>
      <text:p text:style-name="P2"><text:tab/><text:tab/><text:tab/>cin&gt;&gt;x;</text:p>
      <text:p text:style-name="P2"><text:tab/><text:tab/><text:tab/>obj.insert(x);</text:p>
      <text:p text:style-name="P2"><text:tab/><text:tab/><text:tab/>break;</text:p>
      <text:p text:style-name="P2"><text:tab/><text:tab/><text:tab/>case 4:</text:p>
      <text:p text:style-name="P2"><text:tab/><text:tab/><text:tab/>z=obj.Delete();</text:p>
      <text:p text:style-name="P2"><text:tab/><text:tab/><text:tab/>if(z)</text:p>
      <text:p text:style-name="P2"><text:tab/><text:tab/><text:tab/><text:tab/>cout&lt;&lt;"\nData has been deleted\n";</text:p>
      <text:p text:style-name="P2"><text:tab/><text:tab/><text:tab/>else</text:p>
      <text:p text:style-name="P2"><text:tab/><text:tab/><text:tab/><text:tab/>cout&lt;&lt;"\nRoll No not found\n";</text:p>
      <text:p text:style-name="P2"><text:tab/><text:tab/><text:tab/>break;</text:p>
      <text:p text:style-name="P2"><text:tab/><text:tab/><text:tab/>case 5:</text:p>
      <text:p text:style-name="P2"><text:tab/><text:tab/><text:tab/>z=0;</text:p>
      <text:p text:style-name="P2"><text:tab/><text:tab/><text:tab/>z=obj.modify();</text:p>
      <text:p text:style-name="P2"><text:soft-page-break/><text:tab/><text:tab/><text:tab/>if(z)</text:p>
      <text:p text:style-name="P2"><text:tab/><text:tab/><text:tab/><text:tab/>cout&lt;&lt;"\nData has been modified\n";</text:p>
      <text:p text:style-name="P2"><text:tab/><text:tab/><text:tab/>else</text:p>
      <text:p text:style-name="P2"><text:tab/><text:tab/><text:tab/><text:tab/>cout&lt;&lt;"\nRoll No not found\n";</text:p>
      <text:p text:style-name="P2"><text:tab/><text:tab/><text:tab/>break;</text:p>
      <text:p text:style-name="P2"><text:tab/><text:tab/><text:tab/>case 6:</text:p>
      <text:p text:style-name="P2"><text:tab/><text:tab/><text:tab/>break;</text:p>
      <text:p text:style-name="P2"><text:tab/><text:tab/><text:tab/>default:</text:p>
      <text:p text:style-name="P2"><text:tab/><text:tab/><text:tab/>cout&lt;&lt;"\nWrong value entered\n";</text:p>
      <text:p text:style-name="P2"/>
      <text:p text:style-name="P2"/>
      <text:p text:style-name="P2"><text:tab/><text:tab/>}</text:p>
      <text:p text:style-name="P2"><text:tab/>}while(ch!=6);</text:p>
      <text:p text:style-name="P2"><text:tab/>return 0;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 :</text:p>
      <text:p text:style-name="Standard"/>
      <text:p text:style-name="Standard">Enter how many records you want to enter</text:p>
      <text:p text:style-name="Standard">2</text:p>
      <text:p text:style-name="Standard"/>
      <text:p text:style-name="Standard">Enter</text:p>
      <text:p text:style-name="Standard">1.Create</text:p>
      <text:p text:style-name="Standard">2.Display</text:p>
      <text:p text:style-name="Standard">3.Add</text:p>
      <text:p text:style-name="Standard">4.Delete</text:p>
      <text:p text:style-name="Standard">5.Modify</text:p>
      <text:p text:style-name="Standard">6.End</text:p>
      <text:p text:style-name="Standard">1</text:p>
      <text:p text:style-name="Standard">Enter Name</text:p>
      <text:p text:style-name="Standard">Gaurav</text:p>
      <text:p text:style-name="Standard">Enter Roll No</text:p>
      <text:p text:style-name="Standard">123</text:p>
      <text:p text:style-name="Standard">Enter Age</text:p>
      <text:p text:style-name="Standard">29</text:p>
      <text:p text:style-name="Standard">Enter Percentage</text:p>
      <text:p text:style-name="Standard">38 </text:p>
      <text:p text:style-name="Standard">Enter Name</text:p>
      <text:p text:style-name="Standard">asjhdk</text:p>
      <text:p text:style-name="Standard">Enter Roll No</text:p>
      <text:p text:style-name="Standard">134</text:p>
      <text:p text:style-name="Standard">Enter Age</text:p>
      <text:p text:style-name="Standard">23</text:p>
      <text:p text:style-name="Standard">Enter Percentage</text:p>
      <text:p text:style-name="Standard">33 </text:p>
      <text:p text:style-name="Standard"/>
      <text:p text:style-name="Standard">Enter</text:p>
      <text:p text:style-name="Standard">1.Create</text:p>
      <text:p text:style-name="Standard">2.Display</text:p>
      <text:p text:style-name="Standard">3.Add</text:p>
      <text:p text:style-name="Standard">4.Delete</text:p>
      <text:p text:style-name="Standard">5.Modify</text:p>
      <text:p text:style-name="Standard">6.End</text:p>
      <text:p text:style-name="Standard">2</text:p>
      <text:p text:style-name="Standard">Roll No<text:tab/>Name<text:tab/>Age<text:tab/>Percentage</text:p>
      <text:p text:style-name="Standard">123<text:tab/>Gaurav<text:tab/>29<text:tab/>38</text:p>
      <text:p text:style-name="Standard">134<text:tab/>asjhdk<text:tab/>23<text:tab/>33</text:p>
      <text:p text:style-name="Standard"/>
      <text:p text:style-name="Standard">Enter</text:p>
      <text:p text:style-name="Standard">1.Create</text:p>
      <text:p text:style-name="Standard">2.Display</text:p>
      <text:p text:style-name="Standard">3.Add</text:p>
      <text:p text:style-name="Standard">4.Delete</text:p>
      <text:p text:style-name="Standard">5.Modify</text:p>
      <text:p text:style-name="Standard">6.End</text:p>
      <text:p text:style-name="Standard">3</text:p>
      <text:p text:style-name="Standard"/>
      <text:p text:style-name="Standard">Enter how many records you want to Add</text:p>
      <text:p text:style-name="Standard"><text:soft-page-break/>2</text:p>
      <text:p text:style-name="Standard">Enter Name</text:p>
      <text:p text:style-name="Standard">fkjs</text:p>
      <text:p text:style-name="Standard">Enter Roll No</text:p>
      <text:p text:style-name="Standard">213</text:p>
      <text:p text:style-name="Standard">Enter Age</text:p>
      <text:p text:style-name="Standard">23</text:p>
      <text:p text:style-name="Standard">Enter Percentage</text:p>
      <text:p text:style-name="Standard">12</text:p>
      <text:p text:style-name="Standard">Enter Name</text:p>
      <text:p text:style-name="Standard">dsklf</text:p>
      <text:p text:style-name="Standard">Enter Roll No</text:p>
      <text:p text:style-name="Standard">45</text:p>
      <text:p text:style-name="Standard">Enter Age</text:p>
      <text:p text:style-name="Standard">12</text:p>
      <text:p text:style-name="Standard">Enter Percentage</text:p>
      <text:p text:style-name="Standard">45</text:p>
      <text:p text:style-name="Standard"/>
      <text:p text:style-name="Standard">Enter</text:p>
      <text:p text:style-name="Standard">1.Create</text:p>
      <text:p text:style-name="Standard">2.Display</text:p>
      <text:p text:style-name="Standard">3.Add</text:p>
      <text:p text:style-name="Standard">4.Delete</text:p>
      <text:p text:style-name="Standard">5.Modify</text:p>
      <text:p text:style-name="Standard">6.End</text:p>
      <text:p text:style-name="Standard">5</text:p>
      <text:p text:style-name="Standard"/>
      <text:p text:style-name="Standard">Enter Roll No to modify</text:p>
      <text:p text:style-name="Standard">213</text:p>
      <text:p text:style-name="Standard"/>
      <text:p text:style-name="Standard">Modify</text:p>
      <text:p text:style-name="Standard">1.Name</text:p>
      <text:p text:style-name="Standard">2.Age</text:p>
      <text:p text:style-name="Standard">3.Percentage</text:p>
      <text:p text:style-name="Standard">4.End</text:p>
      <text:p text:style-name="Standard">1</text:p>
      <text:p text:style-name="Standard"/>
      <text:p text:style-name="Standard">Enter new Name</text:p>
      <text:p text:style-name="Standard">puneet</text:p>
      <text:p text:style-name="Standard"/>
      <text:p text:style-name="Standard">Modify</text:p>
      <text:p text:style-name="Standard">1.Name</text:p>
      <text:p text:style-name="Standard">2.Age</text:p>
      <text:p text:style-name="Standard">3.Percentage</text:p>
      <text:p text:style-name="Standard">4.End</text:p>
      <text:p text:style-name="Standard">4</text:p>
      <text:p text:style-name="Standard"/>
      <text:p text:style-name="Standard">Data has been modified</text:p>
      <text:p text:style-name="Standard"/>
      <text:p text:style-name="Standard">Enter</text:p>
      <text:p text:style-name="Standard">1.Create</text:p>
      <text:p text:style-name="Standard">2.Display</text:p>
      <text:p text:style-name="Standard"><text:soft-page-break/>3.Add</text:p>
      <text:p text:style-name="Standard">4.Delete</text:p>
      <text:p text:style-name="Standard">5.Modify</text:p>
      <text:p text:style-name="Standard">6.End</text:p>
      <text:p text:style-name="Standard">2</text:p>
      <text:p text:style-name="Standard">Roll No<text:tab/>Name<text:tab/>Age<text:tab/>Percentage</text:p>
      <text:p text:style-name="Standard">123<text:tab/>Gaurav<text:tab/>29<text:tab/>38</text:p>
      <text:p text:style-name="Standard">134<text:tab/>asjhdk<text:tab/>23<text:tab/>33</text:p>
      <text:p text:style-name="Standard">213<text:tab/>puneet<text:tab/>23<text:tab/>12</text:p>
      <text:p text:style-name="Standard">45<text:tab/>dsklf<text:tab/>12<text:tab/>45</text:p>
      <text:p text:style-name="Standard"/>
      <text:p text:style-name="Standard">Enter</text:p>
      <text:p text:style-name="Standard">1.Create</text:p>
      <text:p text:style-name="Standard">2.Display</text:p>
      <text:p text:style-name="Standard">3.Add</text:p>
      <text:p text:style-name="Standard">4.Delete</text:p>
      <text:p text:style-name="Standard">5.Modify</text:p>
      <text:p text:style-name="Standard">6.End</text:p>
      <text:p text:style-name="Standard"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1:10:29.692231200</meta:creation-date>
    <dc:date>2019-10-09T01:16:17.985358178</dc:date>
    <meta:editing-duration>PT5M50S</meta:editing-duration>
    <meta:editing-cycles>1</meta:editing-cycles>
    <meta:document-statistic meta:table-count="0" meta:image-count="0" meta:object-count="0" meta:page-count="8" meta:paragraph-count="324" meta:word-count="538" meta:character-count="4544" meta:non-whitespace-character-count="3954"/>
    <meta:generator>LibreOffice/6.2.7.1$Linux_X86_64 LibreOffice_project/20$Build-1</meta:generator>
  </office:meta>
</office:document-meta>
</file>